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286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3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Enemy H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Default HP</text:p>
          </table:table-cell>
          <table:table-cell office:value-type="string" calcext:value-type="string">
            <text:p>Progression</text:p>
          </table:table-cell>
          <table:table-cell office:value-type="string" calcext:value-type="string">
            <text:p>Player Attack</text:p>
          </table:table-cell>
          <table:table-cell table:style-name="ce1" office:value-type="string" calcext:value-type="string">
            <text:p>Hits to Kill</text:p>
          </table:table-cell>
        </table:table-row>
        <table:table-row table:style-name="ro2">
          <table:table-cell office:value-type="string" calcext:value-type="string">
            <text:p>Spike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ROUNDUP([.B2]*(0.15*[.C2]+1) / [.D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nip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ROUNDUP([.B3]*(0.15*[.C3]+1) / [.D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ang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ROUNDUP([.B4]*(0.15*[.C4]+1) / [.D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urre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ROUNDUP([.B5]*(0.15*[.C5]+1) / [.D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inio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ROUNDUP([.B6]*(0.15*[.C6]+1) / [.D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at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ROUNDUP([.B7]*(0.15*[.C7]+1) / [.D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arg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ROUNDUP([.B8]*(0.15*[.C8]+1) / [.D8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rawl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ROUNDUP([.B9]*(0.15*[.C9]+1) / [.D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ank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ROUNDUP([.B10]*(0.15*[.C10]+1) / [.D10])" office:value-type="float" office:value="5" calcext:value-type="float">
            <text:p>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Default HP</text:p>
          </table:table-cell>
          <table:table-cell office:value-type="string" calcext:value-type="string">
            <text:p>Progression</text:p>
          </table:table-cell>
          <table:table-cell office:value-type="string" calcext:value-type="string">
            <text:p>Player Attack</text:p>
          </table:table-cell>
          <table:table-cell table:style-name="ce1" office:value-type="string" calcext:value-type="string">
            <text:p>Hits to Kill</text:p>
          </table:table-cell>
        </table:table-row>
        <table:table-row table:style-name="ro2">
          <table:table-cell office:value-type="string" calcext:value-type="string">
            <text:p>Spike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ROUNDUP([.B13]*(0.15*[.C13]+1) / [.D1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inio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ROUNDUP([.B14]*(0.15*[.C14]+1) / [.D1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at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ROUNDUP([.B15]*(0.15*[.C15]+1) / [.D15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nip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ROUNDUP([.B16]*(0.15*[.C16]+1) / [.D16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ang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ROUNDUP([.B17]*(0.15*[.C17]+1) / [.D1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urret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ROUNDUP([.B18]*(0.15*[.C18]+1) / [.D18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harger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ROUNDUP([.B19]*(0.15*[.C19]+1) / [.D19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rawler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ROUNDUP([.B20]*(0.15*[.C20]+1) / [.D20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ank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ROUNDUP([.B21]*(0.15*[.C21]+1) / [.D21])" office:value-type="float" office:value="8" calcext:value-type="float">
            <text:p>8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Default HP</text:p>
          </table:table-cell>
          <table:table-cell office:value-type="string" calcext:value-type="string">
            <text:p>Progression</text:p>
          </table:table-cell>
          <table:table-cell office:value-type="string" calcext:value-type="string">
            <text:p>Player Attack</text:p>
          </table:table-cell>
          <table:table-cell table:style-name="ce1" office:value-type="string" calcext:value-type="string">
            <text:p>Hits to Kill</text:p>
          </table:table-cell>
        </table:table-row>
        <table:table-row table:style-name="ro2">
          <table:table-cell office:value-type="string" calcext:value-type="string">
            <text:p>Spike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ROUNDUP([.B24]*(0.15*[.C24]+1) / [.D2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inio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ROUNDUP([.B25]*(0.15*[.C25]+1) / [.D2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at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ROUNDUP([.B26]*(0.15*[.C26]+1) / [.D2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nipe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ROUNDUP([.B27]*(0.15*[.C27]+1) / [.D2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ange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ROUNDUP([.B28]*(0.15*[.C28]+1) / [.D2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urre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ROUNDUP([.B29]*(0.15*[.C29]+1) / [.D2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arg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ROUNDUP([.B30]*(0.15*[.C30]+1) / [.D30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rawl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ROUNDUP([.B31]*(0.15*[.C31]+1) / [.D31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ank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ROUNDUP([.B32]*(0.15*[.C32]+1) / [.D32])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string" calcext:value-type="string">
            <text:p>Default HP</text:p>
          </table:table-cell>
          <table:table-cell office:value-type="string" calcext:value-type="string">
            <text:p>Progression</text:p>
          </table:table-cell>
          <table:table-cell office:value-type="string" calcext:value-type="string">
            <text:p>Player Attack</text:p>
          </table:table-cell>
          <table:table-cell table:style-name="ce1" office:value-type="string" calcext:value-type="string">
            <text:p>Hits to Kill</text:p>
          </table:table-cell>
        </table:table-row>
        <table:table-row table:style-name="ro2">
          <table:table-cell office:value-type="string" calcext:value-type="string">
            <text:p>Spike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ROUNDUP([.B36]*(0.15*[.C36]+1) / [.D3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inio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ROUNDUP([.B37]*(0.15*[.C37]+1) / [.D3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at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ROUNDUP([.B38]*(0.15*[.C38]+1) / [.D38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nip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ROUNDUP([.B39]*(0.15*[.C39]+1) / [.D3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ang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ROUNDUP([.B40]*(0.15*[.C40]+1) / [.D4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urret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ROUNDUP([.B41]*(0.15*[.C41]+1) / [.D4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arger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ROUNDUP([.B42]*(0.15*[.C42]+1) / [.D42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rawler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ROUNDUP([.B43]*(0.15*[.C43]+1) / [.D43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ank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ROUNDUP([.B44]*(0.15*[.C44]+1) / [.D44])" office:value-type="float" office:value="6" calcext:value-type="float">
            <text:p>6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Default HP</text:p>
          </table:table-cell>
          <table:table-cell office:value-type="string" calcext:value-type="string">
            <text:p>Progression</text:p>
          </table:table-cell>
          <table:table-cell office:value-type="string" calcext:value-type="string">
            <text:p>Player Attack</text:p>
          </table:table-cell>
          <table:table-cell table:style-name="ce1" office:value-type="string" calcext:value-type="string">
            <text:p>Hits to Kill</text:p>
          </table:table-cell>
        </table:table-row>
        <table:table-row table:style-name="ro2">
          <table:table-cell office:value-type="string" calcext:value-type="string">
            <text:p>Spike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ROUNDUP([.B47]*(0.15*[.C47]+1) / [.D4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in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ROUNDUP([.B48]*(0.15*[.C48]+1) / [.D4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at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ROUNDUP([.B49]*(0.15*[.C49]+1) / [.D49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nipe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ROUNDUP([.B50]*(0.15*[.C50]+1) / [.D5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ange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ROUNDUP([.B51]*(0.15*[.C51]+1) / [.D5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urret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ROUNDUP([.B52]*(0.15*[.C52]+1) / [.D5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arge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ROUNDUP([.B53]*(0.15*[.C53]+1) / [.D53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rawle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ROUNDUP([.B54]*(0.15*[.C54]+1) / [.D54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ank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ROUNDUP([.B55]*(0.15*[.C55]+1) / [.D55])" office:value-type="float" office:value="6" calcext:value-type="float">
            <text:p>6</text:p>
          </table:table-cell>
        </table:table-row>
      </table:table>
      <table:table table:name="Enemy Attack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Default Damage</text:p>
          </table:table-cell>
          <table:table-cell office:value-type="string" calcext:value-type="string">
            <text:p>Progression</text:p>
          </table:table-cell>
          <table:table-cell office:value-type="string" calcext:value-type="string">
            <text:p>Player Defense</text:p>
          </table:table-cell>
          <table:table-cell office:value-type="string" calcext:value-type="string">
            <text:p>Player Health</text:p>
          </table:table-cell>
          <table:table-cell table:style-name="ce1" office:value-type="string" calcext:value-type="string">
            <text:p>Hits to Kill</text:p>
          </table:table-cell>
        </table:table-row>
        <table:table-row table:style-name="ro2">
          <table:table-cell office:value-type="string" calcext:value-type="string">
            <text:p>Spikey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formula="of:=ROUNDUP( [.E2]/MAX(([.B2]*(0.15*[.C2] +1) - [.D2]); 1)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nipe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formula="of:=ROUNDUP( [.E3]/MAX(([.B3]*(0.15*[.C3] +1) - [.D3]); 1)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harg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formula="of:=ROUNDUP( [.E4]/MAX(([.B4]*(0.15*[.C4] +1) - [.D4]); 1)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ange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formula="of:=ROUNDUP( [.E5]/MAX(([.B5]*(0.15*[.C5] +1) - [.D5]); 1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urre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formula="of:=ROUNDUP( [.E6]/MAX(([.B6]*(0.15*[.C6] +1) - [.D6]); 1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rawle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formula="of:=ROUNDUP( [.E7]/MAX(([.B7]*(0.15*[.C7] +1) - [.D7]); 1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ank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formula="of:=ROUNDUP( [.E8]/MAX(([.B8]*(0.15*[.C8] +1) - [.D8]); 1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ini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formula="of:=ROUNDUP( [.E9]/MAX(([.B9]*(0.15*[.C9] +1) - [.D9]); 1))" office:value-type="float" office:value="12" calcext:value-type="float">
            <text:p>1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Default Damage</text:p>
          </table:table-cell>
          <table:table-cell office:value-type="string" calcext:value-type="string">
            <text:p>Progression</text:p>
          </table:table-cell>
          <table:table-cell office:value-type="string" calcext:value-type="string">
            <text:p>Player Defense</text:p>
          </table:table-cell>
          <table:table-cell office:value-type="string" calcext:value-type="string">
            <text:p>Player Health</text:p>
          </table:table-cell>
          <table:table-cell table:style-name="ce1" office:value-type="string" calcext:value-type="string">
            <text:p>Hits to Kill</text:p>
          </table:table-cell>
        </table:table-row>
        <table:table-row table:style-name="ro2">
          <table:table-cell office:value-type="string" calcext:value-type="string">
            <text:p>Spikey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ROUNDUP( [.E12]/MAX(([.B12]*(0.15*[.C12] +1) - [.D12]); 1)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nipe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ROUNDUP( [.E13]/MAX(([.B13]*(0.15*[.C13] +1) - [.D13]); 1)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harg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ROUNDUP( [.E14]/MAX(([.B14]*(0.15*[.C14] +1) - [.D14]); 1)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ange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ROUNDUP( [.E15]/MAX(([.B15]*(0.15*[.C15] +1) - [.D15]); 1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urre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ROUNDUP( [.E16]/MAX(([.B16]*(0.15*[.C16] +1) - [.D16]); 1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rawle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ROUNDUP( [.E17]/MAX(([.B17]*(0.15*[.C17] +1) - [.D17]); 1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ank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ROUNDUP( [.E18]/MAX(([.B18]*(0.15*[.C18] +1) - [.D18]); 1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ini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ROUNDUP( [.E19]/MAX(([.B19]*(0.15*[.C19] +1) - [.D19]); 1))"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'Enemy HP'.A13:'Enemy HP'.E21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'Enemy Attack'.A2:'Enemy Attack'.F9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T6M36S</meta:editing-duration>
    <meta:editing-cycles>3</meta:editing-cycles>
    <meta:generator>LibreOffice/7.5.0.3$Windows_X86_64 LibreOffice_project/c21113d003cd3efa8c53188764377a8272d9d6de</meta:generator>
    <dc:date>2025-01-27T01:23:25.509000000</dc:date>
    <meta:document-statistic meta:table-count="2" meta:cell-count="351" meta:object-count="0"/>
    <meta:user-defined meta:name="Info 1"/>
    <meta:user-defined meta:name="Info 2"/>
    <meta:user-defined meta:name="Info 3"/>
    <meta:user-defined meta:name="Info 4"/>
  </office:meta>
</office:document-meta>
</file>